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E0000044C6227AAC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586cm" svg:y="-0.226cm" svg:width="17.59cm" svg:height="12.882cm" draw:z-index="0"><draw:image xlink:href="Pictures/10000000000005DE0000044C6227AAC0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box </meta:initial-creator>
    <meta:creation-date>2014-09-17T16:46:02.929897096</meta:creation-date>
    <dc:date>2014-09-17T16:57:22.460622355</dc:date>
    <dc:creator>cebox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